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7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56in"/>
    </style:style>
    <style:style style:name="co4" style:family="table-column">
      <style:table-column-properties fo:break-before="auto" style:column-width="2.252in"/>
    </style:style>
    <style:style style:name="co5" style:family="table-column">
      <style:table-column-properties fo:break-before="auto" style:column-width="2.4965in"/>
    </style:style>
    <style:style style:name="co6" style:family="table-column">
      <style:table-column-properties fo:break-before="auto" style:column-width="2.220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</text:p>
          </table:table-cell>
          <table:table-cell office:value-type="string">
            <text:p>Global: X,Y: numeric expressions</text:p>
            <text:p>I,J: integer numbers</text:p>
            <text:p>X$, Y$: strings</text:p>
          </table:table-cell>
        </table:table-row>
        <table:table-row table:style-name="ro2">
          <table:table-cell office:value-type="string">
            <text:p>AB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ACTION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SC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AT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CHR$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COS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EXP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FRE(0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don't know if this is a zero or an O</text:p>
          </table:table-cell>
          <table:table-cell/>
        </table:table-row>
        <table:table-row table:style-name="ro2">
          <table:table-cell office:value-type="string">
            <text:p>INT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LEF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EN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LOG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MID$(X$,I[,J]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EEK(I)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POS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IGHT$(X$,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RND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G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I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SPC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QR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STR$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STICKX(J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STICKY(J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B(I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TAN(X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USR(X)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>
          <table:table-cell office:value-type="string">
            <text:p>VAL(X$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Implemented</text:p>
          </table:table-cell>
          <table:table-cell table:number-columns-repeated="2"/>
        </table:table-row>
        <table:table-row table:style-name="ro2">
          <table:table-cell office:value-type="string">
            <text:p>KEY(0)</text:p>
          </table:table-cell>
          <table:table-cell/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 table:number-rows-repeated="65500"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number-columns-repeated="2"/>
          <table:table-cell table:content-validation-name="val1"/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18:0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24T21:57:48</meta:creation-date>
    <dc:date>2011-07-07T18:00:36</dc:date>
    <meta:editing-duration>PT04H37M03S</meta:editing-duration>
    <meta:editing-cycles>9</meta:editing-cycles>
    <meta:generator>OpenOffice.org/3.1$Win32 OpenOffice.org_project/310m19$Build-9420</meta:generator>
    <meta:document-statistic meta:table-count="3" meta:cell-count="94" meta:object-count="0"/>
  </office:meta>
</office:document-meta>
</file>